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9007"/>
    </style:style>
    <style:style style:name="P2" style:family="paragraph" style:parent-style-name="Standard">
      <style:text-properties style:font-name="Ubuntu" fo:font-size="9pt" officeooo:paragraph-rsid="000a9007" style:font-size-asian="9pt" style:font-size-complex="9pt"/>
    </style:style>
    <style:style style:name="P3" style:family="paragraph" style:parent-style-name="Standard">
      <style:text-properties style:font-name="Ubuntu" fo:font-size="9pt" officeooo:paragraph-rsid="000b5372" style:font-size-asian="9pt" style:font-size-complex="9pt"/>
    </style:style>
    <style:style style:name="P4" style:family="paragraph" style:parent-style-name="Standard">
      <style:text-properties fo:font-size="12pt" officeooo:paragraph-rsid="000a9007" style:font-size-asian="12pt" style:font-size-complex="12pt"/>
    </style:style>
    <style:style style:name="P5" style:family="paragraph" style:parent-style-name="Standard">
      <style:text-properties fo:font-size="12pt" officeooo:paragraph-rsid="000b5372" style:font-size-asian="12pt" style:font-size-complex="12pt"/>
    </style:style>
    <style:style style:name="T1" style:family="text">
      <style:text-properties officeooo:rsid="000a9007"/>
    </style:style>
    <style:style style:name="T2" style:family="text">
      <style:text-properties fo:font-style="italic" officeooo:rsid="000a9007" style:font-style-asian="italic" style:font-style-complex="italic"/>
    </style:style>
    <style:style style:name="T3" style:family="text">
      <style:text-properties fo:font-style="italic" fo:font-weight="bold" officeooo:rsid="000a9007" style:font-style-asian="italic" style:font-weight-asian="bold" style:font-style-complex="italic" style:font-weight-complex="bold"/>
    </style:style>
    <style:style style:name="T4" style:family="text">
      <style:text-properties officeooo:rsid="000b5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ógica del Disparo</text:span></text:h>
      <text:p text:style-name="P1"><text:span text:style-name="T1"/></text:p>
      <text:p text:style-name="P1"><text:span text:style-name="T1">Para la implementación del disparo hemos usado el objeto </text:span><text:span text:style-name="T3">ClosestRayResultCallback</text:span><text:span text:style-name="T1"> como callback en la invocación al método </text:span><text:span text:style-name="T3">rayTest</text:span><text:span text:style-name="T1">() dado por </text:span><text:span text:style-name="T3">Bullet</text:span><text:span text:style-name="T1">. </text:span></text:p>
      <text:p text:style-name="P1"><text:span text:style-name="T1"/></text:p>
      <text:p text:style-name="P1"><text:span text:style-name="T1">Con éste método conseguimos hacer una consulta de aquel objeto con el que hemos colisionado si lanzamos un rayo desde un punto A a un punto B. Recibiendo en el callback ésta información, es decir, si hemos colisionado con algo y si lo hemos hecho nos diría con que objeto ha sido. Aquí detallamos la parte del código encargada de la detección de colisiones.</text:span></text:p>
      <text:p text:style-name="P1"><text:span text:style-name="T1"/></text:p>
      <text:p text:style-name="P2"><text:span text:style-name="T1"><text:tab/>// Start and End are vectors</text:span></text:p>
      <text:p text:style-name="P2"><text:span text:style-name="T1"><text:tab/>btCollisionWorld::ClosestRayResultCallback rayCallback(posIni, posFin);</text:span></text:p>
      <text:p text:style-name="P2"><text:span text:style-name="T1"/></text:p>
      <text:p text:style-name="P2"><text:span text:style-name="T1"><text:tab/>// Perform raycast</text:span></text:p>
      <text:p text:style-name="P2"><text:span text:style-name="T1"><text:tab/>world-&gt;getBulletDynamicsWorld ()-&gt;rayTest(posIni, posFin, rayCallback);</text:span></text:p>
      <text:p text:style-name="P2"><text:span text:style-name="T1"/></text:p>
      <text:p text:style-name="P2"><text:span text:style-name="T1"><text:tab/>if(rayCallback.hasHit()) </text:span></text:p>
      <text:p text:style-name="P2"><text:span text:style-name="T1"><text:tab/> <text:s/>{</text:span></text:p>
      <text:p text:style-name="P2"><text:span text:style-name="T1"><text:tab/> <text:s text:c="3"/>btCollisionObject* obA = (btCollisionObject*)(rayCallback.m_collisionObject);</text:span></text:p>
      <text:p text:style-name="P2"><text:span text:style-name="T1"><text:tab/> <text:s text:c="3"/>OgreBulletCollisions::Object *obOB_A = world-&gt;findObject(obA);</text:span></text:p>
      <text:p text:style-name="P2"><text:span text:style-name="T1"><text:tab/> <text:s text:c="3"/>int sizeCharacteres = characteres.size();</text:span></text:p>
      <text:p text:style-name="P2"><text:span text:style-name="T1"><text:tab/> <text:s text:c="3"/>Character *character = NULL;</text:span></text:p>
      <text:p text:style-name="P2"><text:span text:style-name="T1"/></text:p>
      <text:p text:style-name="P2"><text:span text:style-name="T1"><text:tab/> <text:s text:c="3"/>if (obOB_A != getRigidBody()) </text:span></text:p>
      <text:p text:style-name="P2"><text:span text:style-name="T1"><text:tab/> <text:s text:c="4"/>{</text:span></text:p>
      <text:p text:style-name="P2"><text:span text:style-name="T1"><text:tab/> <text:s text:c="7"/>for (int i = 0; i &lt; sizeCharacteres &amp;&amp; (*characterCollision) == NULL; i++) </text:span></text:p>
      <text:p text:style-name="P2"><text:span text:style-name="T1"><text:tab/> <text:s text:c="8"/>{</text:span></text:p>
      <text:p text:style-name="P2"><text:span text:style-name="T1"><text:tab/> <text:s text:c="12"/>character = characteres[i];</text:span></text:p>
      <text:p text:style-name="P2"><text:span text:style-name="T1"><text:tab/> <text:s text:c="12"/>if (obOB_A == character-&gt;getRigidBody() &amp;&amp; character-&gt;_stateCaracter == LIVE) </text:span></text:p>
      <text:p text:style-name="P2"><text:span text:style-name="T1"><text:s text:c="30"/>{</text:span></text:p>
      <text:p text:style-name="P2"><text:span text:style-name="T1"><text:tab/><text:tab/> <text:s/>(*characterCollision) = character;</text:span></text:p>
      <text:p text:style-name="P2"><text:span text:style-name="T1"><text:tab/> <text:s text:c="14"/>}</text:span></text:p>
      <text:p text:style-name="P2"><text:span text:style-name="T1"><text:tab/> <text:s text:c="8"/>}</text:span></text:p>
      <text:p text:style-name="P2"><text:span text:style-name="T1"><text:tab/> <text:s text:c="4"/>}</text:span></text:p>
      <text:p text:style-name="P2"><text:span text:style-name="T1"><text:tab/> <text:s text:c="2"/>isCollition = true;</text:span></text:p>
      <text:p text:style-name="P2"><text:span text:style-name="T1"><text:tab/>}</text:span></text:p>
      <text:p text:style-name="P2"><text:span text:style-name="T1"/></text:p>
      <text:p text:style-name="P4"><text:span text:style-name="T1">Para el aspecto visual del disparo hemos empleado un objeto manual de </text:span><text:span text:style-name="T4">OGRE</text:span><text:span text:style-name="T1"> (</text:span><text:span text:style-name="T3">createManualObject</text:span><text:span text:style-name="T1">) dando dos puntos y la linea que los une, nos permite dar la sensación de estela en el disparo. Aquí adjuntamos las lineas de </text:span><text:span text:style-name="T4">código</text:span><text:span text:style-name="T1"> encargadas de la creación de ésta:</text:span></text:p>
      <text:p text:style-name="P4"><text:span text:style-name="T4"/></text:p>
      <text:p text:style-name="P3"><text:span text:style-name="T4">void Utilities::put_shot_in_scene ( Ogre::SceneManager* sceneMgr, <text:s/>string name, Ogre::SceneNode* nodeShot, Ogre::ManualObject** shot)</text:span></text:p>
      <text:p text:style-name="P3"><text:span text:style-name="T4"><text:s text:c="2"/>{</text:span></text:p>
      <text:p text:style-name="P3"><text:span text:style-name="T4"><text:s text:c="4"/>*shot = <text:s/>sceneMgr-&gt;createManualObject(name + "LineSHOT");</text:span></text:p>
      <text:p text:style-name="P3"><text:span text:style-name="T4"><text:s text:c="3"/>(*shot)-&gt;begin("MaterialShot", Ogre::RenderOperation::OT_LINE_LIST);</text:span></text:p>
      <text:p text:style-name="P3"><text:span text:style-name="T4"><text:s text:c="3"/>(*shot)-&gt;position(Ogre::Vector3::ZERO);</text:span></text:p>
      <text:p text:style-name="P3"><text:span text:style-name="T4"><text:s text:c="3"/>Ogre::Vector3 posFin(nodeShot-&gt;getOrientation().zAxis() * 1);</text:span></text:p>
      <text:p text:style-name="P3"><text:span text:style-name="T4"><text:s text:c="3"/>(*shot)-&gt;position(posFin);</text:span></text:p>
      <text:p text:style-name="P3"><text:span text:style-name="T4"><text:s text:c="3"/>(*shot)-&gt;end();</text:span></text:p>
      <text:p text:style-name="P3"><text:span text:style-name="T4"><text:s text:c="3"/>(*shot)-&gt;setCastShadows(true);</text:span></text:p>
      <text:p text:style-name="P3"><text:span text:style-name="T4"><text:s text:c="3"/>nodeShot-&gt;attachObject ( (*shot) );</text:span></text:p>
      <text:p text:style-name="P3"><text:span text:style-name="T4"><text:s/>}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3-07-19T22:29:12</meta:creation-date>
    <dc:date>2013-07-19T22:46:26</dc:date>
    <dc:creator>diego </dc:creator>
    <meta:editing-duration>PT2M4S</meta:editing-duration>
    <meta:editing-cycles>1</meta:editing-cycles>
    <meta:document-statistic meta:table-count="0" meta:image-count="0" meta:object-count="0" meta:page-count="1" meta:paragraph-count="38" meta:word-count="240" meta:character-count="2130" meta:non-whitespace-character-count="1736"/>
    <meta:generator>LibreOffice/3.6$Linux_X86_64 LibreOffice_project/360m1$Build-2</meta:generator>
  </office:meta>
</office:document-meta>
</file>